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ent-style-name="UrbanBody">
      <style:text-properties officeooo:paragraph-rsid="000dd6d8"/>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tracked-changes text:track-changes="false">
        <text:changed-region xml:id="ct94285189942400" text:id="ct94285189942400">
          <text:insertion>
            <office:change-info>
              <dc:creator>Gauthier Bastien</dc:creator>
              <dc:date>2011-09-09T11:31:00</dc:date>
            </office:change-info>
          </text:insertion>
        </text:changed-region>
        <text:changed-region xml:id="ct94285618101328" text:id="ct94285618101328">
          <text:insertion>
            <office:change-info>
              <dc:creator>Auteur inconnu</dc:creator>
              <dc:date>2011-03-31T13:08:00</dc:date>
            </office:change-info>
          </text:insertion>
        </text:changed-region>
        <text:changed-region xml:id="ct94285618011200" text:id="ct94285618011200">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5"><text:span text:style-name="T7">do text</text:span></text:p><text:p text:style-name="P5"><text:span text:style-name="T7">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office:annotation><dc:creator>Ngaha </dc:creator><dc:date>2015-11-30T11:26:27</dc:date><text:p text:style-name="P5"><text:span text:style-name="T6">do text if urbanEventObj.getDepositType() == 'surplace'</text:span></text:p></office:annotation>Récépissé de dépôt d'une demande de permis d'urbanisme</text:p>
      <text:p text:style-name="UrbanTitle"><office:annotation><dc:creator>Ngaha </dc:creator><dc:date>2015-11-30T11:26:40</dc:date><text:p text:style-name="P5"><text:span text:style-name="T6">do text if urbanEventObj.getDepositType() == 'recommande'</text:span></text:p></office:annotation>Accusé de réception postal d'une demande de permis d'urbanisme</text:p>
      <text:p text:style-name="P3">Article 115 du CWATUP</text:p>
      <text:p text:style-name="UrbanBody"/>
      <text:p text:style-name="UrbanBody"><office:annotation><dc:creator>Gauthier Bastien</dc:creator><dc:date>2011-01-13T14:56:41</dc:date><text:p text:style-name="P5"><text:span text:style-name="T7">do text</text:span></text:p><text:p text:style-name="P5"><text:span text:style-name="T7">from document(at=reference, format='odt')</text:span></text:p></office:annotation><text:span text:style-name="T2">Import depuis reference.odt</text:span></text:p>
      <text:p text:style-name="UrbanBody"/>
      <text:p text:style-name="UrbanBody">Je soussigné,</text:p>
      <text:p text:style-name="P4"><text:text-input text:description="">self.getFoldermanagers()[0].getName2()</text:text-input><text:s/><text:text-input text:description="">self.getFoldermanagers()[0].getName1()</text:text-input></text:p>
      <text:p text:style-name="UrbanBody">mandaté par l'Administration Communale <text:text-input text:description="Nom de la commune préfixé par &lt;de&gt; ou &lt;d'&gt;">tool.getCityName(prefixed=True)</text:text-input><text:s/>conformément aux dispositions de l'article 115 du Code Wallon de l'Aménagement du Territoire, de l'Urbanisme, du Patrimoine et de l'Energie (CWATUP),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5"><text:span text:style-name="T5">do text if self.hasSingleApplicant() and not len(self.getParcels()) &gt; 1</text:span></text:p></office:annotation>propriétaire de la parcelle (terrain ou bâtiment), située:</text:p>
      <text:p text:style-name="UrbanBody"><office:annotation><dc:creator>Gauthier Bastien</dc:creator><dc:date>2011-02-21T10:12:18</dc:date><text:p text:style-name="P5"><text:span text:style-name="T5">do text if self.hasSingleApplicant() and len(self.getParcels()) &gt; 1</text:span></text:p></office:annotation>propriétaire des parcelles (terrain ou bâtiment), situées:</text:p>
      <text:p text:style-name="UrbanBody"><office:annotation><dc:creator>Gauthier Bastien</dc:creator><dc:date>2011-02-21T10:12:52</dc:date><text:p text:style-name="P5"><text:span text:style-name="T5">do text if self.hasMultipleApplicants() and not len(self.getParcels()) &gt; 1</text:span></text:p></office:annotation>propriétaires de la parcelle (terrain ou bâtiment), située:</text:p>
      <text:p text:style-name="UrbanBody"><office:annotation><dc:creator>Gauthier Bastien</dc:creator><dc:date>2011-02-21T10:13:04</dc:date><text:p text:style-name="P5"><text:span text:style-name="T5">do text if self.hasMultipleApplicants() and len(self.getParcels()) &gt; 1</text:span></text:p></office:annotation>propriétaires des parcelles (terrain ou bâtiment), situées:</text:p>
      <text:p text:style-name="UrbanBody"><office:annotation><dc:creator>Gauthier Bastien</dc:creator><dc:date>2011-02-21T10:13:40</dc:date><text:p text:style-name="P5"><text:span text:style-name="T5">do text if not len(self.getParcels()) &gt; 1</text:span></text:p></office:annotation><text:text-input text:description="Lieu des travaux">self.getWorkLocationSignaletic()</text:text-input><text:s/>et inscrite au cadastre, <text:text-input text:description="Détails des parcelles">licence_view.get_parcels()</text:text-input></text:p>
      <text:p text:style-name="UrbanBody"><office:annotation><dc:creator>Gauthier Bastien</dc:creator><dc:date>2011-02-21T10:13:40</dc:date><text:p text:style-name="P5"><text:span text:style-name="T5">do text if len(self.getParcels()) &gt; 1</text:span></text:p></office:annotation><text:text-input text:description="Lieu des travaux">self.getWorkLocationSignaletic()</text:text-input><text:s/>et inscrite(s) au cadastre, <text:text-input text:description="Détails des parcelles">licence_view.get_parcels()</text:text-input></text:p>
      <text:p text:style-name="UrbanBody"><text:span text:style-name="T4"><office:annotation><dc:creator>Gauthier Bastien</dc:creator><dc:date>2011-02-21T10:13:40</dc:date><text:p text:style-name="P5"><text:span text:style-name="T5">do text if self.hasSingleApplicant()</text:span></text:p></office:annotation></text:span><text:span text:style-name="T4">a déposé un dossier relatif à une demande de 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3:40</dc:date><text:p text:style-name="P5"><text:span text:style-name="T5">do text if self.hasSingleApplicant() and </text:span><text:span text:style-name="T6">urbanEventObj.getDepositType() == 'recommande'</text:span></text:p></office:annotation></text:span><text:span text:style-name="T4">a envoyé par recommandé à la poste un dossier relatif à une demande de 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5"><text:span text:style-name="T5">do text if self.hasMultipleApplicants()</text:span></text:p></office:annotation>ont déposé un dossier relatif à une demande de permis d'urbanisme ayant pour objet "<text:text-input text:description="Objet du permis">self.getLicenceSubject()</text:text-input>".</text:p>
      <text:p text:style-name="UrbanBody"><office:annotation><dc:creator>Gauthier Bastien</dc:creator><dc:date>2011-02-21T10:14:06</dc:date><text:p text:style-name="P5"><text:span text:style-name="T5">do text if self.hasMultipleApplicants() and </text:span><text:span text:style-name="T6">urbanEventObj.getDepositType() == 'recommande'</text:span></text:p></office:annotation>ont envoyé par recommandé à la poste un dossier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5"><text:span text:style-name="T5">do text if self.hasSingleApplicant()</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5"><text:span text:style-name="T5">do text if self.hasMultipleApplicants()</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5"><text:span text:style-name="T5">do text if self.hasSingleApplicant()</text:span></text:p></office:annotation></text:span>Par contre, si la demande est incomplète, un relevé des pièces manquantes sera adressé au <text:soft-page-break/>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5"><text:span text:style-name="T5">do text if self.hasMultipleApplicants()</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94285189942400"/>self.displayValue(self.getFoldermanagers()[0].Vocabulary('grade')[0], self.getFoldermanagers()[0].getGrade())<text:change-end text:change-id="ct94285189942400"/></text:p>
      <text:p text:style-name="UrbanBody"><text:tab/><text:tab/><text:tab/><text:tab/><text:tab/><text:tab/><text:tab/><text:change-start text:change-id="ct94285618101328"/>self.getFoldermanagers()[0].getName2()<text:change-end text:change-id="ct94285618101328"/> <text:change-start text:change-id="ct94285618011200"/>self.getFoldermanagers()[0].getName1()<text:change-end text:change-id="ct9428561801120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1:56.997714901</dc:date>
    <dc:language>fr-FR</dc:language>
    <meta:editing-cycles>88</meta:editing-cycles>
    <meta:editing-duration>PT11H22M</meta:editing-duration>
    <meta:document-statistic meta:table-count="0" meta:image-count="0" meta:object-count="0" meta:page-count="2" meta:paragraph-count="27" meta:word-count="424" meta:character-count="3035" meta:non-whitespace-character-count="2653"/>
    <meta:user-defined meta:name="Info 1"/>
    <meta:user-defined meta:name="Info 2"/>
    <meta:user-defined meta:name="Info 3"/>
    <meta:user-defined meta:name="Info 4"/>
  </office:meta>
</office:document-meta>
</file>